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13/Object 1/Configurations2/"/>
  <manifest:file-entry manifest:media-type="text/xml" manifest:full-path="Object 13/Object 1/content.xml"/>
  <manifest:file-entry manifest:media-type="text/xml" manifest:full-path="Object 13/Object 1/settings.xml"/>
  <manifest:file-entry manifest:media-type="application/vnd.oasis.opendocument.formula" manifest:version="1.2" manifest:full-path="Object 13/Object 1/"/>
  <manifest:file-entry manifest:media-type="" manifest:full-path="Object 13/Configurations2/accelerator/current.xml"/>
  <manifest:file-entry manifest:media-type="application/vnd.sun.xml.ui.configuration" manifest:full-path="Object 13/Configurations2/"/>
  <manifest:file-entry manifest:media-type="application/x-openoffice-gdimetafile;windows_formatname=&quot;GDIMetaFile&quot;" manifest:full-path="Object 13/ObjectReplacements/Object 1"/>
  <manifest:file-entry manifest:media-type="text/xml" manifest:full-path="Object 13/content.xml"/>
  <manifest:file-entry manifest:media-type="image/png" manifest:full-path="Object 13/Pictures/10000000000000200000002000309F1C.png"/>
  <manifest:file-entry manifest:media-type="text/xml" manifest:full-path="Object 13/settings.xml"/>
  <manifest:file-entry manifest:media-type="text/xml" manifest:full-path="Object 13/styles.xml"/>
  <manifest:file-entry manifest:media-type="application/vnd.oasis.opendocument.graphics" manifest:version="1.2" manifest:full-path="Object 13/"/>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8"/>
  <manifest:file-entry manifest:media-type="image/png" manifest:full-path="Thumbnails/thumbnail.png"/>
  <manifest:file-entry manifest:media-type="text/xml" manifest:full-path="cont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settings.xml"/>
  <manifest:file-entry manifest:media-type="text/xml" manifest:full-path="styles.xml"/>
  <manifest:file-entry manifest:media-type="application/rdf+xml" manifest:full-path="manifest.rdf"/>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Timing" svg:font-family="Timing" style:font-adornments="Regular" style:font-family-generic="roman" style:font-pitch="fixed" style:font-charset="x-symbol"/>
    <style:font-face style:name="OpenSymbol" svg:font-family="OpenSymbol" style:font-pitch="variable" style:font-charset="x-symbol"/>
    <style:font-face style:name="Arial5" svg:font-family="Arial"/>
    <style:font-face style:name="OpenSymbol1" svg:font-family="OpenSymbol"/>
    <style:font-face style:name="Courier New" svg:font-family="'Courier New'" style:font-family-generic="modern"/>
    <style:font-face style:name="Arial2" svg:font-family="Arial" style:font-family-generic="swiss"/>
    <style:font-face style:name="Arial3" svg:font-family="Arial" style:font-adornments="Regular" style:font-family-generic="swiss"/>
    <style:font-face style:name="Courier New1"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4" svg:font-family="Arial" style:font-family-generic="system" style:font-pitch="variable"/>
    <style:font-face style:name="Lucida Sans Unicode" svg:font-family="'Lucida Sans Unicode'"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style:font-name="OpenSymbol" style:font-name-asian="OpenSymbol" style:font-name-complex="OpenSymbol"/>
    </style:style>
    <style:style style:name="T3" style:family="text">
      <style:text-properties style:font-name="Arial1"/>
    </style:style>
    <style:style style:name="T4" style:family="text">
      <style:text-properties fo:font-weight="bold" style:font-weight-asian="bold" style:font-weight-complex="bold"/>
    </style:style>
    <style:style style:name="T5" style:family="text">
      <style:text-properties style:font-name="Times New Roman" style:font-name-asian="OpenSymbol" style:font-name-complex="OpenSymbol"/>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oles on a circle</text:p>
      <text:p text:style-name="Subtitle_2c__20_no_20_space"><text:a xlink:type="simple" xlink:href="mailto:someonesdad1@gmail.com" text:style-name="Internet_20_link" text:visited-style-name="Visited_20_Internet_20_Link">someonesdad1@gmail.com</text:a> <text:s/>20 Jan 2013</text:p>
      <text:p text:style-name="Subtitle">Updated 13 Oct 2019</text:p>
      <text:p text:style-name="Text_20_body"/>
      <text:p text:style-name="Text_20_body">This documents a python script called <text:span text:style-name="Code">holes.py</text:span> that calculates how you must place a set of circles on a main circle in order to have a constant angular gap between the circles; this can produce a visually-pleasing layout. <text:s/>An example would be to construct a holder for a set of drills or punches.</text:p>
      <text:p text:style-name="Text_20_body">The input to the program is a file containing the diameters of the desired circles in the order you want them to appear around the main circle. <text:s/>You also give the diameter of the main circle on the command line (units are not needed; it is assumed all dimensions are in the same units, as are the output numbers). <text:s/>Here's an example invocation to place some circles defined in <text:span text:style-name="Code">datafile</text:span> on a circle of 148 units in diameter:</text:p>
      <text:p text:style-name="Code_20_end">python holes.py datafile 148</text:p>
      <text:p text:style-name="Text_20_body">While this script doesn't do anything you can't do manually with a calculator and piece of paper, it has the advantage of letting you tweak things to get the solution you want. <text:s/>For example, if you performed a manual calculation for 15 holes, then decided you wanted a slightly larger main circle and wanted to change two of the circle's diameters, you'd have to do the calculation all over again. <text:s/>The script can do it in a fraction of a second.</text:p>
      <text:p text:style-name="Text_20_body">If you're willing to download an optional python graphics library, you can get a plot of the locations and dimensions to see what the finished layout looks like.</text:p>
      <text:p text:style-name="Text_20_body"><text:span text:style-name="T4">Update 13 Oct 2019</text:span>: <text:s/>I added the <text:span text:style-name="Code">-l</text:span> option, which calculates the hole locations for holes in a line. <text:s/>An example is when making a block of wood to hold a set of sockets: <text:s/>you want the holes' edges to be separated by a constant distance and the holes to hold the sockets are of different diameters. <text:s/>While this is easy to figure out by hand, it's convenient to do it with a script. <text:s/>The report prints out the center locations for the holes and the divider settings to scribe the location of each hole center.</text:p>
      <text:h text:style-name="Heading_20_1" text:outline-level="1">Example</text:h>
      <text:p text:style-name="Text_20_body">Suppose you had a set of fractional-inch-sized drills from 1/16 inch to 1/2 inch by 32nds of an inch. <text:s/>You want to make a 2 inch diameter cylindrical holder for these drills and have the drills equally spaced to make a pleasing layout. <text:s/>Here's a datafile that could be used (it's the file <text:span text:style-name="Code">holes.drills</text:span> in the <text:span text:style-name="Code">holes.zip</text:span> package):</text:p>
      <text:p text:style-name="Code"># This file gives an example of making a "nice" cylindrical drill</text:p>
      <text:p text:style-name="Code"># holder for a set of fractional inch drills. <text:s/>Suppose we want a</text:p>
      <text:p text:style-name="Code"># layout for drill sizes from 1/16" to 1/2" by 32nds. <text:s/>Generate a</text:p>
      <text:p text:style-name="Code"># layout for a main circle diameter of 2".</text:p>
      <text:p text:style-name="Code"/>
      <text:p text:style-name="Code">d = 1/32</text:p>
      <text:p text:style-name="Code"/>
      <text:p text:style-name="Code">2*d</text:p>
      <text:p text:style-name="Code">3*d</text:p>
      <text:p text:style-name="Code">4*d</text:p>
      <text:p text:style-name="Code">5*d</text:p>
      <text:p text:style-name="Code">6*d</text:p>
      <text:p text:style-name="Code">7*d</text:p>
      <text:p text:style-name="Code">8*d</text:p>
      <text:p text:style-name="Code">9*d</text:p>
      <text:p text:style-name="Code">10*d</text:p>
      <text:p text:style-name="Code">11*d</text:p>
      <text:p text:style-name="Code">12*d</text:p>
      <text:p text:style-name="Code">13*d</text:p>
      <text:p text:style-name="Code">14*d</text:p>
      <text:p text:style-name="Code">15*d</text:p>
      <text:p text:style-name="Code_20_end"><text:soft-page-break/>16*d</text:p>
      <text:p text:style-name="Text_20_body">Note the use of an assignment statement <text:span text:style-name="Code">d = 1/32</text:span>. <text:s/>You can use valid python expressions in the datafile to generate the diameters. <text:s/>The symbols from the <text:span text:style-name="Code">math</text:span> module are in scope, so you can write things like <text:span text:style-name="Code">12*cos(48*pi/180)</text:span> to calculate twelve times the cosine of 48 degrees. <text:s/>There must be one assignment statement or diameter number per line. <text:s/>Blank lines and comments are ignored.</text:p>
      <text:p text:style-name="Text_20_body">When the <text:span text:style-name="Code">holes.py</text:span> script was run with the command line</text:p>
      <text:p text:style-name="Code_20_end">python holes.py holes.drills 2</text:p>
      <text:p text:style-name="Text_20_body">the results were:</text:p>
      <text:p text:style-name="Code">Main circle diameter = 2.000</text:p>
      <text:p text:style-name="Code"><text:s text:c="39"/>Polar ang., <text:s text:c="15"/>Ang. width,</text:p>
      <text:p text:style-name="Code"><text:s text:c="4"/>Dia <text:s text:c="10"/>x <text:s text:c="12"/>y <text:s text:c="7"/>degrees <text:s text:c="6"/>Chord <text:s text:c="7"/>degrees</text:p>
      <text:p text:style-name="Code">-----------------------------------------------------------------------------</text:p>
      <text:p text:style-name="Code"><text:s text:c="5"/>0.06250 <text:s text:c="5"/>1.000 <text:s text:c="7"/>0. <text:s text:c="10"/>0. <text:s text:c="10"/>0.2138 <text:s text:c="6"/>3.582 <text:s/></text:p>
      <text:p text:style-name="Code"><text:s text:c="5"/>0.09375 <text:s text:c="5"/>0.9772 <text:s text:c="6"/>0.2125 <text:s text:c="5"/>12.27 <text:s text:c="8"/>0.2448 <text:s text:c="6"/>5.373 <text:s/></text:p>
      <text:p text:style-name="Code"><text:s text:c="5"/>0.1250 <text:s text:c="6"/>0.8962 <text:s text:c="6"/>0.4436 <text:s text:c="5"/>26.34 <text:s text:c="8"/>0.2759 <text:s text:c="6"/>7.167 <text:s/></text:p>
      <text:p text:style-name="Code"><text:s text:c="5"/>0.1562 <text:s text:c="6"/>0.7409 <text:s text:c="6"/>0.6716 <text:s text:c="5"/>42.19 <text:s text:c="8"/>0.3069 <text:s text:c="6"/>8.962 <text:s/></text:p>
      <text:p text:style-name="Code"><text:s text:c="5"/>0.1875 <text:s text:c="6"/>0.5023 <text:s text:c="6"/>0.8647 <text:s text:c="5"/>59.85 <text:s text:c="8"/>0.3379 <text:s text:c="5"/>10.76 <text:s text:c="2"/></text:p>
      <text:p text:style-name="Code"><text:s text:c="5"/>0.2188 <text:s text:c="6"/>0.1857 <text:s text:c="6"/>0.9826 <text:s text:c="5"/>79.30 <text:s text:c="8"/>0.3688 <text:s text:c="5"/>12.56 <text:s text:c="2"/></text:p>
      <text:p text:style-name="Code"><text:s text:c="5"/>0.2500 <text:s text:c="5"/>-0.1832 <text:s text:c="6"/>0.9831 <text:s text:c="4"/>100.6 <text:s text:c="9"/>0.3997 <text:s text:c="5"/>14.36 <text:s text:c="2"/></text:p>
      <text:p text:style-name="Code"><text:s text:c="5"/>0.2812 <text:s text:c="5"/>-0.5536 <text:s text:c="6"/>0.8328 <text:s text:c="4"/>123.6 <text:s text:c="9"/>0.4306 <text:s text:c="5"/>16.17 <text:s text:c="2"/></text:p>
      <text:p text:style-name="Code"><text:s text:c="5"/>0.3125 <text:s text:c="5"/>-0.8525 <text:s text:c="6"/>0.5228 <text:s text:c="4"/>148.5 <text:s text:c="9"/>0.4615 <text:s text:c="5"/>17.98 <text:s text:c="2"/></text:p>
      <text:p text:style-name="Code"><text:s text:c="5"/>0.3438 <text:s text:c="5"/>-0.9964 <text:s text:c="6"/>0.08438 <text:s text:c="3"/>175.2 <text:s text:c="9"/>0.4923 <text:s text:c="5"/>19.79 <text:s text:c="2"/></text:p>
      <text:p text:style-name="Code"><text:s text:c="5"/>0.3750 <text:s text:c="5"/>-0.9160 <text:s text:c="5"/>-0.4013 <text:s text:c="4"/>203.7 <text:s text:c="9"/>0.5230 <text:s text:c="5"/>21.61 <text:s text:c="2"/></text:p>
      <text:p text:style-name="Code"><text:s text:c="5"/>0.4062 <text:s text:c="5"/>-0.5881 <text:s text:c="5"/>-0.8088 <text:s text:c="4"/>234.0 <text:s text:c="9"/>0.5538 <text:s text:c="5"/>23.44 <text:s text:c="2"/></text:p>
      <text:p text:style-name="Code"><text:s text:c="5"/>0.4375 <text:s text:c="5"/>-0.06754 <text:s text:c="4"/>-0.9977 <text:s text:c="4"/>266.1 <text:s text:c="9"/>0.5845 <text:s text:c="5"/>25.27 <text:s text:c="2"/></text:p>
      <text:p text:style-name="Code"><text:s text:c="5"/>0.4688 <text:s text:c="6"/>0.5017 <text:s text:c="5"/>-0.8650 <text:s text:c="4"/>300.1 <text:s text:c="9"/>0.6151 <text:s text:c="5"/>27.11 <text:s text:c="2"/></text:p>
      <text:p text:style-name="Code"><text:s text:c="5"/>0.5000 <text:s text:c="6"/>0.9131 <text:s text:c="5"/>-0.4077 <text:s text:c="4"/>335.9 <text:s text:c="9"/>0.4169 <text:s text:c="5"/>28.96 <text:s text:c="2"/></text:p>
      <text:p text:style-name="Code"/>
      <text:p text:style-name="Code">Angle subtended by all circles = 243.1 deg = 4.243 rad</text:p>
      <text:p text:style-name="Code_20_end">Gap angle between each circle <text:s/>= 7.794 deg = 0.1360 rad</text:p>
      <text:p text:style-name="Text_20_body">The results give the circle diameters as they were encountered in the datafile. <text:s/>The <text:span text:style-name="Code">x</text:span> and <text:span text:style-name="Code">y</text:span> columns give the Cartesian coordinates of the hole centers. <text:s/>The first hole is on the x-axis and has a polar angle of zero. <text:s/>The <text:span text:style-name="Code">Chord</text:span> is the distance to the next hole on the main circle and can be used to set your dividers to lay out the holes. <text:s/>The <text:span text:style-name="Code">Polar angle</text:span> is the angle coordinate in polar coordinates for the circle's center, with the x-axis being the usual polar axis.</text:p>
      <text:p text:style-name="Text_20_body">If you're willing to download the Postscript library from <text:a xlink:type="simple" xlink:href="http://code.google.com/p/pygraphicsps/" text:style-name="Internet_20_link" text:visited-style-name="Visited_20_Internet_20_Link">http://code.google.com/p/pygraphicsps/</text:a>, you can supply the <text:span text:style-name="Code">-g</text:span> option to the script and it will generate a plot of the layout:</text:p>
      <text:p text:style-name="Text_20_body"><draw:frame draw:style-name="fr1" draw:name="graphics1" text:anchor-type="paragraph" svg:width="136.7mm" svg:height="123.58mm" draw:z-index="3"><draw:image xlink:href="../pictures/drill_layout.png" xlink:type="simple" xlink:show="embed" xlink:actuate="onLoad"/></draw:frame><text:soft-page-break/>The circle diameters are written on the radial lines, the polar angle in the middle of these radial lines, and the chord (divider setting) is in red between the relevant circles.</text:p>
      <text:h text:style-name="Heading_20_1" text:outline-level="1">Program options</text:h>
      <text:p text:style-name="Text_20_body">The usage statement is</text:p>
      <text:p text:style-name="Code">Usage: <text:s/>holes.py [options] datafile diameter</text:p>
      <text:p text:style-name="Code"><text:s text:c="2"/>Will print a table of positions (Cartesian, angles, and chords) of</text:p>
      <text:p text:style-name="Code"><text:s text:c="2"/>the centers of the circles whose diameters are given in the datafile</text:p>
      <text:p text:style-name="Code"><text:s text:c="2"/>(one number per line) so that the angle between each of the circles</text:p>
      <text:p text:style-name="Code"><text:s text:c="2"/>is a constant. <text:s/>There are no implied units for the dimensions; use </text:p>
      <text:p text:style-name="Code"><text:s text:c="2"/>a consistent unit for your problem.</text:p>
      <text:p text:style-name="Code"><text:s/></text:p>
      <text:p text:style-name="Code"><text:s text:c="2"/>The datafile may contain lines of the form 'a = b' which causes a</text:p>
      <text:p text:style-name="Code"><text:s text:c="2"/>variable named a to be defined. <text:s/>This variable can then be used in</text:p>
      <text:p text:style-name="Code"><text:s text:c="2"/>subsequent lines. <text:s/>b is a valid python expression. <text:s/>All the symbols</text:p>
      <text:p text:style-name="Code"><text:s text:c="2"/>from the math module are in scope. <text:s/>These assignment lines must be one</text:p>
      <text:p text:style-name="Code"><text:s text:c="2"/>per line. <text:s/>The diameter of the main circle (or the line length for the</text:p>
      <text:p text:style-name="Code"><text:s text:c="2"/>linear problem) is defined to be the symbol D.</text:p>
      <text:p text:style-name="Code"><text:s/></text:p>
      <text:p text:style-name="Code"><text:s text:c="2"/>If you have the optional graphics library from</text:p>
      <text:p text:style-name="Code"><text:s text:c="2"/>http://code.google.com/p/pygraphicsps/, the script can generate a</text:p>
      <text:p text:style-name="Code"><text:s text:c="2"/>scaled drawing of the layout.</text:p>
      <text:p text:style-name="Code"><text:s/></text:p>
      <text:p text:style-name="Code"><text:s text:c="2"/>The -l option causes the layout of the circles to be on a straight</text:p>
      <text:p text:style-name="Code"><text:s text:c="2"/>line. <text:s/>The diameter on the command line then becomes the distance</text:p>
      <text:p text:style-name="Code"><text:s text:c="2"/>between the circle's edges. <text:s/>An example of use is to lay out the holes</text:p>
      <text:p text:style-name="Code"><text:s text:c="2"/>to drill in a block of wood to hold a set of sockets.</text:p>
      <text:p text:style-name="Code"><text:s/></text:p>
      <text:p text:style-name="Code">Options:</text:p>
      <text:p text:style-name="Code"><text:s text:c="4"/>-D digits</text:p>
      <text:p text:style-name="Code"><text:soft-page-break/><text:s text:c="8"/>Number of decimal digits to round to.</text:p>
      <text:p text:style-name="Code"><text:s text:c="4"/>-d digits</text:p>
      <text:p text:style-name="Code"><text:s text:c="8"/>Number of significant figures in results. <text:s/>Default = 4.</text:p>
      <text:p text:style-name="Code"><text:s text:c="4"/>-g file</text:p>
      <text:p text:style-name="Code"><text:s text:c="8"/>Generate a Postscript drawing file of the layout.</text:p>
      <text:p text:style-name="Code"><text:s text:c="4"/>-l</text:p>
      <text:p text:style-name="Code"><text:s text:c="8"/>Lay out the circles on a line. <text:s/>The diameter on the command line </text:p>
      <text:p text:style-name="Code"><text:s text:c="8"/>is the distance between the edges of the circles.</text:p>
      <text:p text:style-name="Code"><text:s text:c="4"/>-r</text:p>
      <text:p text:style-name="Code"><text:s text:c="8"/>Lay out the circles in a clockwise direction (the default</text:p>
      <text:p text:style-name="Code"><text:s text:c="8"/>direction is counterclockwise).</text:p>
      <text:p text:style-name="Code"><text:s/></text:p>
      <text:p text:style-name="Code">Example: <text:s/>suppose the datafile contains</text:p>
      <text:p text:style-name="Code"><text:s text:c="4"/>1/4</text:p>
      <text:p text:style-name="Code"><text:s text:c="4"/>5/16</text:p>
      <text:p text:style-name="Code"><text:s text:c="4"/>3/8</text:p>
      <text:p text:style-name="Code"><text:s text:c="4"/>7/16</text:p>
      <text:p text:style-name="Code"><text:s text:c="4"/>1/2</text:p>
      <text:p text:style-name="Code"><text:s text:c="2"/>Running the script with the diameter 2 gives the output</text:p>
      <text:p text:style-name="Code"><text:s text:c="2"/></text:p>
      <text:p text:style-name="Code"><text:s text:c="2"/>Main circle diameter = 2.000</text:p>
      <text:p text:style-name="Code"><text:s text:c="39"/>Polar ang., <text:s text:c="15"/>Ang. width,</text:p>
      <text:p text:style-name="Code"><text:s text:c="5"/>Dia <text:s text:c="10"/>x <text:s text:c="12"/>y <text:s text:c="7"/>degrees <text:s text:c="6"/>Chord <text:s text:c="7"/>degrees</text:p>
      <text:p text:style-name="Code"><text:s/>----------------------------------------------------------------------------</text:p>
      <text:p text:style-name="Code"><text:s text:c="5"/>0.2500 <text:s text:c="6"/>1.000 <text:s text:c="7"/>0. <text:s text:c="10"/>0. <text:s text:c="10"/>1.097 <text:s text:c="6"/>14.36</text:p>
      <text:p text:style-name="Code"><text:s text:c="5"/>0.3125 <text:s text:c="6"/>0.3982 <text:s text:c="6"/>0.9173 <text:s text:c="5"/>66.53 <text:s text:c="8"/>1.149 <text:s text:c="6"/>17.98</text:p>
      <text:p text:style-name="Code"><text:s text:c="5"/>0.3750 <text:s text:c="5"/>-0.7277 <text:s text:c="6"/>0.6859 <text:s text:c="4"/>136.7 <text:s text:c="9"/>1.201 <text:s text:c="6"/>21.61</text:p>
      <text:p text:style-name="Code"><text:s text:c="5"/>0.4375 <text:s text:c="5"/>-0.8616 <text:s text:c="5"/>-0.5075 <text:s text:c="4"/>210.5 <text:s text:c="9"/>1.252 <text:s text:c="6"/>25.27</text:p>
      <text:p text:style-name="Code"><text:s text:c="5"/>0.5000 <text:s text:c="6"/>0.3086 <text:s text:c="5"/>-0.9512 <text:s text:c="4"/>288.0 <text:s text:c="9"/>1.176 <text:s text:c="6"/>28.96</text:p>
      <text:p text:style-name="Code"><text:s text:c="2"/></text:p>
      <text:p text:style-name="Code"><text:s text:c="2"/>Angle subtended by all circles = 108.2 deg = 1.888 rad</text:p>
      <text:p text:style-name="Code"><text:s text:c="2"/>Gap angle between each circle <text:s/>= 50.36 deg = 0.8790 rad</text:p>
      <text:p text:style-name="Code"/>
      <text:p text:style-name="Code">Running the script with the same datafile and arguments '-l -D 2</text:p>
      <text:p text:style-name="Code">datafile 0.2' gives the output</text:p>
      <text:p text:style-name="Code"/>
      <text:p text:style-name="Code"><text:s text:c="2"/>Linear hole placement problem for line </text:p>
      <text:p text:style-name="Code"><text:s text:c="4"/>L = distance between circle edges = 0.2</text:p>
      <text:p text:style-name="Code"><text:s text:c="50"/>Hole</text:p>
      <text:p text:style-name="Code"><text:s text:c="10"/>i <text:s text:c="11"/>x <text:s text:c="8"/>Dividers <text:s text:c="7"/>Diameter</text:p>
      <text:p text:style-name="Code"><text:s text:c="6"/>-------- <text:s text:c="5"/>-------- <text:s text:c="4"/>-------- <text:s text:c="7"/>--------</text:p>
      <text:p text:style-name="Code"><text:s text:c="10"/>0 <text:s text:c="11"/>0.00 <text:s text:c="8"/>0.00 <text:s text:c="11"/>0.25 <text:s/></text:p>
      <text:p text:style-name="Code"><text:s text:c="10"/>1 <text:s text:c="11"/>0.48 <text:s text:c="8"/>0.48 <text:s text:c="11"/>0.31 <text:s/></text:p>
      <text:p text:style-name="Code"><text:s text:c="10"/>2 <text:s text:c="11"/>1.02 <text:s text:c="8"/>0.54 <text:s text:c="11"/>0.38 <text:s/></text:p>
      <text:p text:style-name="Code"><text:s text:c="10"/>3 <text:s text:c="11"/>1.63 <text:s text:c="8"/>0.61 <text:s text:c="11"/>0.44 <text:s/></text:p>
      <text:p text:style-name="Code"><text:s text:c="10"/>4 <text:s text:c="11"/>2.30 <text:s text:c="8"/>0.67 <text:s text:c="11"/>0.50 <text:s/></text:p>
      <text:p text:style-name="Code"><text:s text:c="4"/>Sum of diameters = 1.875</text:p>
      <text:p text:style-name="Code"><text:s text:c="4"/>Number of lengths L between holes = 4</text:p>
      <text:p text:style-name="Code"><text:s text:c="4"/>Overall length = 2.675</text:p>
      <text:p text:style-name="Code"/>
      <text:p text:style-name="Code">The number under the Dividers column is the distance to set your</text:p>
      <text:p text:style-name="Code">dividers to in order to scribe the hole location from the previous hole</text:p>
      <text:p text:style-name="Code_20_end">location (Dividers[i] = x[i] - x[i-1]).</text:p>
      <text:p text:style-name="Text_20_body">By default, circles are placed on the main circle in counterclockwise fashion. <text:s/>If you want the circles to go clockwise, use the <text:span text:style-name="Code">-r</text:span> option.</text:p>
      <text:p text:style-name="Text_20_body">If you see <text:span text:style-name="Code">-.-</text:span> in the printout, it indicates a number that was too small to print; you can regard it as zero.</text:p>
      <text:h text:style-name="Heading_20_1" text:outline-level="1">The algorithm</text:h>
      <text:p text:style-name="Text_20_body">The algorithm used in the <text:span text:style-name="Code">holes.py</text:span> script is to determine the angle subtended along the main circle by each of the to-be-placed circles. <text:s/>Then the sum of these angles in radians is subtracted from 2<text:span text:style-name="T5"></text:span> and this angle is divided by the number of circles to give the required angular spacing between circles. <text:s/>If the sum is greater than 2<text:span text:style-name="T5"></text:span>, there is no solution.</text:p>
      <text:p text:style-name="Text_20_body"><text:soft-page-break/>Here's a diagram of what it means for a circle to subtend an angle <text:span text:style-name="T2"></text:span>:</text:p>
      <text:p text:style-name="Text_20_body"><draw:frame draw:style-name="fr2" draw:name="Object13" text:anchor-type="paragraph" svg:x="17.16mm" svg:y="0.88mm" svg:width="140.95mm" svg:height="71.54mm" draw:z-index="0"><draw:object xlink:href="./Object 13" xlink:type="simple" xlink:show="embed" xlink:actuate="onLoad"/><draw:image xlink:href="./ObjectReplacements/Object 13" xlink:type="simple" xlink:show="embed" xlink:actuate="onLoad"/></draw:frame>The main circle C is centered at O with diameter <text:span text:style-name="T1">D</text:span> = AB. <text:s/>Suppose the circle FGH is circle <draw:frame draw:style-name="fr3" draw:name="Object14" text:anchor-type="as-char" svg:y="-3.37mm" svg:width="2.73mm" svg:height="4.92mm" draw:z-index="1"><draw:object xlink:href="./Object 14" xlink:type="simple" xlink:show="embed" xlink:actuate="onLoad"/><draw:image xlink:href="./ObjectReplacements/Object 14" xlink:type="simple" xlink:show="embed" xlink:actuate="onLoad"/></draw:frame>. <text:s/>We need to calculate the angle <draw:frame draw:style-name="fr3" draw:name="Object23" text:anchor-type="as-char" svg:y="-5.03mm" svg:width="3.65mm" svg:height="9.44mm" draw:z-index="4"><draw:object xlink:href="./Object 23" xlink:type="simple" xlink:show="embed" xlink:actuate="onLoad"/><draw:image xlink:href="./ObjectReplacements/Object 23" xlink:type="simple" xlink:show="embed" xlink:actuate="onLoad"/></draw:frame> subtended by the circle's radius <draw:frame draw:style-name="fr3" draw:name="Object16" text:anchor-type="as-char" svg:y="-3.47mm" svg:width="12.17mm" svg:height="4.92mm" draw:z-index="6"><draw:object xlink:href="./Object 16" xlink:type="simple" xlink:show="embed" xlink:actuate="onLoad"/><draw:image xlink:href="./ObjectReplacements/Object 16" xlink:type="simple" xlink:show="embed" xlink:actuate="onLoad"/></draw:frame> to determine how much of the circle C is taken up by the circle <draw:frame draw:style-name="fr3" draw:name="Object15" text:anchor-type="as-char" svg:y="-3.49mm" svg:width="2.73mm" svg:height="4.92mm" draw:z-index="2"><draw:object xlink:href="./Object 15" xlink:type="simple" xlink:show="embed" xlink:actuate="onLoad"/><draw:image xlink:href="./ObjectReplacements/Object 15" xlink:type="simple" xlink:show="embed" xlink:actuate="onLoad"/><svg:desc>formula</svg:desc></draw:frame>. <text:s/>Let <text:span text:style-name="T1">R </text:span>= <text:span text:style-name="T1">D</text:span>/2. <text:s/>Then we have</text:p>
      <text:p text:style-name="Equation"><draw:frame draw:style-name="fr4" draw:name="Object18" text:anchor-type="as-char" svg:width="36.18mm" svg:height="17.44mm" draw:z-index="5"><draw:object xlink:href="./Object 18" xlink:type="simple" xlink:show="embed" xlink:actuate="onLoad"/><draw:image xlink:href="./ObjectReplacements/Object 18" xlink:type="simple" xlink:show="embed" xlink:actuate="onLoad"/></draw:frame></text:p>
      <text:p text:style-name="Text_20_body">As a check, I did an example layout using <text:span text:style-name="T1">R</text:span> = 75.15 mm and <text:span text:style-name="T1">r</text:span> = 68.3 mm. <text:s/>The calculated value of <text:span text:style-name="T2"></text:span> was 130.7<text:span text:style-name="T3">°; a protractor measured it at 130.25 °</text:span> and this was done by judging the full angle subtended by the circle with r for its radius by the eye and a straightedge. <text:s/>Then <text:span text:style-name="T1">r</text:span> was changed to 15 mm and <text:span text:style-name="T2"></text:span> was measured to be 22.8<text:span text:style-name="T3">°</text:span>; the calculated value was 23.0<text:span text:style-name="T3">°</text:span>. <text:s/>These examples validate the formula.</text:p>
      <text:p text:style-name="Text_20_body">Add up all of the angles found this way and subtract from 2<text:span text:style-name="T5"></text:span> radians and divide by <text:span text:style-name="T1">n</text:span>, the number of circles to be placed. <text:s/>This gives the gap <text:span text:style-name="T2"></text:span> between each circle.</text:p>
      <text:p text:style-name="Text_20_body">To place the circles, pick the first circle and put its center at a polar angle of zero. <text:s/>Get <draw:frame draw:style-name="fr3" draw:name="Object1" text:anchor-type="as-char" svg:y="-3.51mm" svg:width="6.79mm" svg:height="4.92mm" draw:z-index="7"><draw:object xlink:href="./Object 1" xlink:type="simple" xlink:show="embed" xlink:actuate="onLoad"/><draw:image xlink:href="./ObjectReplacements/Object 1" xlink:type="simple" xlink:show="embed" xlink:actuate="onLoad"/></draw:frame> for this circle and <draw:frame draw:style-name="fr3" draw:name="Object2" text:anchor-type="as-char" svg:y="-3.62mm" svg:width="10.04mm" svg:height="4.94mm" draw:z-index="8"><draw:object xlink:href="./Object 2" xlink:type="simple" xlink:show="embed" xlink:actuate="onLoad"/><draw:image xlink:href="./ObjectReplacements/Object 2" xlink:type="simple" xlink:show="embed" xlink:actuate="onLoad"/><svg:desc>formula</svg:desc></draw:frame> for the next circle to be placed; add the gap angle <text:span text:style-name="T2"></text:span> and you have the position angle of the next circle as <draw:frame draw:style-name="fr3" draw:name="Object3" text:anchor-type="as-char" svg:y="-3.51mm" svg:width="25.21mm" svg:height="4.94mm" draw:z-index="9"><draw:object xlink:href="./Object 3" xlink:type="simple" xlink:show="embed" xlink:actuate="onLoad"/><draw:image xlink:href="./ObjectReplacements/Object 3" xlink:type="simple" xlink:show="embed" xlink:actuate="onLoad"/><svg:desc>formula</svg:desc></draw:frame>. <text:s/>Repeat for the remaining circles.</text:p>
      <text:p text:style-name="Text_20_body">A subtlety is whether the pattern is to be placed in a counterclockwise or clockwise fashion, but this is simple to handle in the code -- just change all the polar angles to their negati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Timing" svg:font-family="Timing" style:font-adornments="Regular" style:font-family-generic="roman" style:font-pitch="fixed" style:font-charset="x-symbol"/>
    <style:font-face style:name="OpenSymbol" svg:font-family="OpenSymbol" style:font-pitch="variable" style:font-charset="x-symbol"/>
    <style:font-face style:name="Arial5" svg:font-family="Arial"/>
    <style:font-face style:name="OpenSymbol1" svg:font-family="OpenSymbol"/>
    <style:font-face style:name="Courier New" svg:font-family="'Courier New'" style:font-family-generic="modern"/>
    <style:font-face style:name="Arial2" svg:font-family="Arial" style:font-family-generic="swiss"/>
    <style:font-face style:name="Arial3" svg:font-family="Arial" style:font-adornments="Regular" style:font-family-generic="swiss"/>
    <style:font-face style:name="Courier New1"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4"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Times New Roman" fo:font-size="12pt" fo:language="en" fo:country="US" style:letter-kerning="true" style:font-name-asian="Lucida Sans Unicode"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5"/>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5" style:font-size-complex="12pt" style:font-style-complex="italic"/>
    </style:style>
    <style:style style:name="Index" style:family="paragraph" style:parent-style-name="Standard" style:class="index">
      <style:paragraph-properties text:number-lines="false" text:line-number="0"/>
      <style:text-properties style:font-name-complex="Arial5"/>
    </style:style>
    <style:style style:name="Heading_20_2" style:display-name="Heading 2" style:family="paragraph" style:parent-style-name="Heading_20_1" style:next-style-name="Text_20_body" style:default-outline-level="2" style:class="text">
      <style:paragraph-properties fo:margin-left="0mm" fo:margin-right="0mm" fo:margin-top="2.03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mm" fo:margin-right="0mm" fo:text-indent="0mm" style:auto-text-indent="false"/>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e6e6e6">
        <style:background-image/>
      </style:paragraph-properties>
      <style:text-properties style:font-size-rel="5pt" fo:font-weight="bold"/>
    </style:style>
    <style:style style:name="Heading_20_3" style:display-name="Heading 3" style:family="paragraph" style:parent-style-name="Heading_20_2" style:next-style-name="Text_20_body" style:default-outline-level="3" style:class="text">
      <style:paragraph-properties fo:margin-left="1.27mm" fo:margin-right="0mm" fo:margin-top="2.03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1.52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xx" style:family="paragraph" style:parent-style-name="Text_20_body" style:next-style-name="Text_20_body" style:class="text">
      <style:paragraph-properties fo:background-color="#ffffcc">
        <style:background-image/>
      </style:paragraph-properties>
    </style:style>
    <style:style style:name="Code" style:family="paragraph" style:parent-style-name="Standard" style:class="text">
      <style:paragraph-properties fo:margin-left="10.16mm" fo:margin-right="0mm" fo:margin-top="0mm" fo:margin-bottom="0mm" fo:text-indent="0mm" style:auto-text-indent="false"/>
      <style:text-properties fo:color="#000066" style:font-name="Lucida Console" fo:font-size="10pt" fo:language="zxx" fo:country="none"/>
    </style:style>
    <style:style style:name="Equation" style:family="paragraph" style:parent-style-name="Text_20_body" style:class="text">
      <style:paragraph-properties fo:text-align="center" style:justify-single-word="false"/>
      <style:text-properties fo:language="zxx" fo:country="none"/>
    </style:style>
    <style:style style:name="Timing" style:family="paragraph" style:parent-style-name="Standard" style:class="text">
      <style:text-properties style:font-name="Timing"/>
    </style:style>
    <style:style style:name="Code_20_end" style:display-name="Code end" style:family="paragraph" style:parent-style-name="Code">
      <style:paragraph-properties fo:margin-top="0mm" fo:margin-bottom="1.52mm"/>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class="text">
      <style:paragraph-properties fo:margin-left="12.7mm" fo:margin-right="0mm" fo:margin-top="0mm" fo:margin-bottom="1.52mm" fo:text-indent="0mm" style:auto-text-indent="false"/>
    </style:style>
    <style:style style:name="Comment" style:family="paragraph" style:parent-style-name="Code">
      <style:text-properties fo:color="#800000"/>
    </style:style>
    <style:style style:name="Reference" style:family="paragraph" style:parent-style-name="Standard" style:class="text">
      <style:paragraph-properties fo:margin-top="0mm" fo:margin-bottom="1.02mm" style:shadow="none"/>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Aside" style:family="paragraph" style:parent-style-name="Text_20_body">
      <style:paragraph-properties fo:margin-left="10.16mm" fo:margin-right="5.08mm" fo:text-indent="0mm" style:auto-text-indent="false" fo:background-color="transparent">
        <style:background-image/>
      </style:paragraph-properties>
      <style:text-properties fo:font-size="11pt"/>
    </style:style>
    <style:style style:name="Code_2c__20_comment_20__28_different_20_color_29_" style:display-name="Code, comment (different color)" style:family="paragraph" style:parent-style-name="Code">
      <style:text-properties fo:color="#d63247"/>
    </style:style>
    <style:style style:name="Indented" style:family="paragraph" style:paren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ffffcc" fo:padding="0.51mm" fo:border="0.18mm solid #000000" style:shadow="none">
        <style:background-image/>
      </style:paragraph-properties>
    </style:style>
    <style:style style:name="xx_20__28_needs_20_attention_29_"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Figure" style:family="paragraph" style:parent-style-name="Caption">
      <style:paragraph-properties fo:text-align="center" style:justify-single-word="false"/>
      <style:text-properties fo:font-style="normal" fo:font-weight="bold"/>
    </style:style>
    <style:style style:name="Quote" style:family="paragraph" style:parent-style-name="Text_20_body">
      <style:paragraph-properties fo:margin-left="7.62mm" fo:margin-right="0mm" fo:text-indent="0mm" style:auto-text-indent="false"/>
      <style:text-properties fo:color="#000080" fo:font-style="italic"/>
    </style:style>
    <style:style style:name="Default_20_Paragraph_20_Font" style:display-name="Default Paragraph Font" style:family="text"/>
    <style:style style:name="TT" style:family="text" style:parent-style-name="Default_20_Paragraph_20_Font">
      <style:text-properties style:font-name="Courier New" fo:font-size="11pt" style:font-size-asian="11pt"/>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1" fo:font-size="11pt" fo:background-color="transparent" style:font-name-asian="Courier New1" style:font-name-complex="Courier New1"/>
    </style:style>
    <style:style style:name="Superscript" style:family="text">
      <style:text-properties style:text-position="super 58%"/>
    </style:style>
    <style:style style:name="Subscript" style:family="text">
      <style:text-properties style:text-position="sub 58%"/>
    </style:style>
    <style:style style:name="Timing" style:family="text">
      <style:text-properties style:font-name="Timing" fo:font-size="11pt"/>
    </style:style>
    <style:style style:name="Code" style:family="text" style:parent-style-name="Default_2c__20_custom">
      <style:text-properties fo:color="#000066" style:font-name="Lucida Console" style:font-size-rel="-1pt" fo:language="zxx" fo:country="none"/>
    </style:style>
    <style:style style:name="Important" style:family="text">
      <style:text-propertie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66cc"/>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Line_20_number" style:display-name="Line number" style:family="text" style:parent-style-name="Code">
      <style:text-properties fo:color="#008000"/>
    </style:style>
    <style:style style:name="Book_20_title" style:display-name="Book title" style:family="text" style:parent-style-name="Default_2c__20_custom">
      <style:text-properties fo:font-style="italic"/>
    </style:style>
    <style:style style:name="Keyword" style:family="text" style:parent-style-name="Default_2c__20_custom">
      <style:text-properties fo:color="#008080" fo:font-weight="bold"/>
    </style:style>
    <style:style style:name="Section" style:family="text" style:parent-style-name="Default_2c__20_custom">
      <style:text-properties fo:font-style="italic" fo:font-weight="bold"/>
    </style:style>
    <style:style style:name="Article_20_title" style:display-name="Article title" style:family="text" style:parent-style-name="Book_20_title">
      <style:text-properties fo:font-style="normal"/>
    </style:style>
    <style:style style:name="Code_2c__20_important" style:display-name="Code, important" style:family="text" style:parent-style-name="Code">
      <style:text-properties fo:color="#d6324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2.5mm" fo:padding-right="2.5mm" fo:padding-top="1.25mm" fo:padding-bottom="1.25mm" fo:border="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Numbering_20_3" style:display-name="Numbering 3">
      <text:list-level-style-number text:level="1" text:style-name="Numbering_20_Symbols" style:num-format="1">
        <style:list-level-properties text:min-label-width="30mm"/>
      </text:list-level-style-number>
      <text:list-level-style-number text:level="2" text:style-name="Numbering_20_Symbols" style:num-format="1" text:start-value="2">
        <style:list-level-properties text:space-before="30.01mm" text:min-label-width="30mm"/>
      </text:list-level-style-number>
      <text:list-level-style-number text:level="3" text:style-name="Numbering_20_Symbols" style:num-format="1" text:start-value="3">
        <style:list-level-properties text:space-before="60.01mm" text:min-label-width="30mm"/>
      </text:list-level-style-number>
      <text:list-level-style-number text:level="4" text:style-name="Numbering_20_Symbols" style:num-format="1" text:start-value="4">
        <style:list-level-properties text:space-before="90.02mm" text:min-label-width="30mm"/>
      </text:list-level-style-number>
      <text:list-level-style-number text:level="5" text:style-name="Numbering_20_Symbols" style:num-format="1" text:start-value="5">
        <style:list-level-properties text:space-before="120.02mm" text:min-label-width="30mm"/>
      </text:list-level-style-number>
      <text:list-level-style-number text:level="6" text:style-name="Numbering_20_Symbols" style:num-format="1" text:start-value="6">
        <style:list-level-properties text:space-before="150.02mm" text:min-label-width="30mm"/>
      </text:list-level-style-number>
      <text:list-level-style-number text:level="7" text:style-name="Numbering_20_Symbols" style:num-format="1" text:start-value="7">
        <style:list-level-properties text:space-before="180.03mm" text:min-label-width="30mm"/>
      </text:list-level-style-number>
      <text:list-level-style-number text:level="8" text:style-name="Numbering_20_Symbols" style:num-format="1" text:start-value="8">
        <style:list-level-properties text:space-before="210.03mm" text:min-label-width="30mm"/>
      </text:list-level-style-number>
      <text:list-level-style-number text:level="9" text:style-name="Numbering_20_Symbols" style:num-format="1" text:start-value="9">
        <style:list-level-properties text:space-before="240.03mm" text:min-label-width="30mm"/>
      </text:list-level-style-number>
      <text:list-level-style-number text:level="10" text:style-name="Numbering_20_Symbols" style:num-format="1" text:start-value="10">
        <style:list-level-properties text:space-before="270.04mm" text:min-label-width="30mm"/>
      </text:list-level-style-number>
    </text:list-style>
    <text:list-style style:name="Numbering_20_4" style:display-name="Numbering 4">
      <text:list-level-style-number text:level="1" text:style-name="Numbering_20_Symbols" style:num-suffix="." style:num-format="I">
        <style:list-level-properties text:min-label-width="4.99mm"/>
      </text:list-level-style-number>
      <text:list-level-style-number text:level="2" text:style-name="Numbering_20_Symbols" style:num-suffix="." style:num-format="I" text:start-value="2">
        <style:list-level-properties text:space-before="5.01mm" text:min-label-width="4.99mm"/>
      </text:list-level-style-number>
      <text:list-level-style-number text:level="3" text:style-name="Numbering_20_Symbols" style:num-suffix="." style:num-format="I" text:start-value="3">
        <style:list-level-properties text:space-before="10mm" text:min-label-width="4.99mm"/>
      </text:list-level-style-number>
      <text:list-level-style-number text:level="4" text:style-name="Numbering_20_Symbols" style:num-suffix="." style:num-format="I" text:start-value="4">
        <style:list-level-properties text:space-before="15.01mm" text:min-label-width="4.99mm"/>
      </text:list-level-style-number>
      <text:list-level-style-number text:level="5" text:style-name="Numbering_20_Symbols" style:num-suffix="." style:num-format="I" text:start-value="5">
        <style:list-level-properties text:space-before="20mm" text:min-label-width="4.99mm"/>
      </text:list-level-style-number>
      <text:list-level-style-number text:level="6" text:style-name="Numbering_20_Symbols" style:num-suffix="." style:num-format="I" text:start-value="6">
        <style:list-level-properties text:space-before="25.01mm" text:min-label-width="4.99mm"/>
      </text:list-level-style-number>
      <text:list-level-style-number text:level="7" text:style-name="Numbering_20_Symbols" style:num-suffix="." style:num-format="I" text:start-value="7">
        <style:list-level-properties text:space-before="30.01mm" text:min-label-width="4.99mm"/>
      </text:list-level-style-number>
      <text:list-level-style-number text:level="8" text:style-name="Numbering_20_Symbols" style:num-suffix="." style:num-format="I" text:start-value="8">
        <style:list-level-properties text:space-before="35.02mm" text:min-label-width="4.99mm"/>
      </text:list-level-style-number>
      <text:list-level-style-number text:level="9" text:style-name="Numbering_20_Symbols" style:num-suffix="." style:num-format="I" text:start-value="9">
        <style:list-level-properties text:space-before="40.01mm" text:min-label-width="4.99mm"/>
      </text:list-level-style-number>
      <text:list-level-style-number text:level="10" text:style-name="Numbering_20_Symbols" style:num-suffix="." style:num-format="I" text:start-value="10">
        <style:list-level-properties text:space-before="45.02mm" text:min-label-width="4.99mm"/>
      </text:list-level-style-number>
    </text:list-style>
    <text:list-style style:name="Numbering_20_5" style:display-name="Numbering 5">
      <text:list-level-style-number text:level="1" text:style-name="Numbering_20_Symbols" style:num-suffix="." style:num-format="1">
        <style:list-level-properties text:min-label-width="4mm"/>
      </text:list-level-style-number>
      <text:list-level-style-number text:level="2" text:style-name="Numbering_20_Symbols" style:num-suffix="." style:num-format="1" text:start-value="2" text:display-levels="2">
        <style:list-level-properties text:space-before="4.5mm" text:min-label-width="6.51mm"/>
      </text:list-level-style-number>
      <text:list-level-style-number text:level="3" text:style-name="Numbering_20_Symbols" style:num-suffix=")" style:num-format="a" text:start-value="3">
        <style:list-level-properties text:space-before="11mm" text:min-label-width="4.5mm"/>
      </text:list-level-style-number>
      <text:list-level-style-bullet text:level="4" text:style-name="Numbering_20_Symbols" text:bullet-char="•">
        <style:list-level-properties text:space-before="16.05mm" text:min-label-width="3.95mm"/>
        <style:text-properties style:font-name="StarSymbol"/>
      </text:list-level-style-bullet>
      <text:list-level-style-bullet text:level="5" text:style-name="Numbering_20_Symbols" text:bullet-char="•">
        <style:list-level-properties text:space-before="20mm" text:min-label-width="3.95mm"/>
        <style:text-properties style:font-name="StarSymbol"/>
      </text:list-level-style-bullet>
      <text:list-level-style-bullet text:level="6" text:style-name="Numbering_20_Symbols" text:bullet-char="•">
        <style:list-level-properties text:space-before="23.95mm" text:min-label-width="3.95mm"/>
        <style:text-properties style:font-name="StarSymbol"/>
      </text:list-level-style-bullet>
      <text:list-level-style-bullet text:level="7" text:style-name="Numbering_20_Symbols" text:bullet-char="•">
        <style:list-level-properties text:space-before="27.91mm" text:min-label-width="3.95mm"/>
        <style:text-properties style:font-name="StarSymbol"/>
      </text:list-level-style-bullet>
      <text:list-level-style-bullet text:level="8" text:style-name="Numbering_20_Symbols" text:bullet-char="•">
        <style:list-level-properties text:space-before="31.86mm" text:min-label-width="3.95mm"/>
        <style:text-properties style:font-name="StarSymbol"/>
      </text:list-level-style-bullet>
      <text:list-level-style-bullet text:level="9" text:style-name="Numbering_20_Symbols" text:bullet-char="•">
        <style:list-level-properties text:space-before="35.81mm" text:min-label-width="3.95mm"/>
        <style:text-properties style:font-name="StarSymbol"/>
      </text:list-level-style-bullet>
      <text:list-level-style-bullet text:level="10" text:style-name="Numbering_20_Symbols" text:bullet-char="•">
        <style:list-level-properties text:space-before="39.76mm" text:min-label-width="3.95mm"/>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min-label-width="3mm"/>
        <style:text-properties style:font-name="StarSymbol"/>
      </text:list-level-style-bullet>
      <text:list-level-style-bullet text:level="2" text:style-name="Numbering_20_Symbols" text:bullet-char="–">
        <style:list-level-properties text:space-before="3mm" text:min-label-width="3mm"/>
        <style:text-properties style:font-name="StarSymbol"/>
      </text:list-level-style-bullet>
      <text:list-level-style-bullet text:level="3" text:style-name="Numbering_20_Symbols" text:bullet-char="–">
        <style:list-level-properties text:space-before="6mm" text:min-label-width="3mm"/>
        <style:text-properties style:font-name="StarSymbol"/>
      </text:list-level-style-bullet>
      <text:list-level-style-bullet text:level="4" text:style-name="Numbering_20_Symbols" text:bullet-char="–">
        <style:list-level-properties text:space-before="8.99mm" text:min-label-width="3mm"/>
        <style:text-properties style:font-name="StarSymbol"/>
      </text:list-level-style-bullet>
      <text:list-level-style-bullet text:level="5" text:style-name="Numbering_20_Symbols" text:bullet-char="–">
        <style:list-level-properties text:space-before="11.99mm" text:min-label-width="3mm"/>
        <style:text-properties style:font-name="StarSymbol"/>
      </text:list-level-style-bullet>
      <text:list-level-style-bullet text:level="6" text:style-name="Numbering_20_Symbols" text:bullet-char="–">
        <style:list-level-properties text:space-before="14.99mm" text:min-label-width="3mm"/>
        <style:text-properties style:font-name="StarSymbol"/>
      </text:list-level-style-bullet>
      <text:list-level-style-bullet text:level="7" text:style-name="Numbering_20_Symbols" text:bullet-char="–">
        <style:list-level-properties text:space-before="18.01mm" text:min-label-width="3mm"/>
        <style:text-properties style:font-name="StarSymbol"/>
      </text:list-level-style-bullet>
      <text:list-level-style-bullet text:level="8" text:style-name="Numbering_20_Symbols" text:bullet-char="–">
        <style:list-level-properties text:space-before="21.01mm" text:min-label-width="3mm"/>
        <style:text-properties style:font-name="StarSymbol"/>
      </text:list-level-style-bullet>
      <text:list-level-style-bullet text:level="9" text:style-name="Numbering_20_Symbols" text:bullet-char="–">
        <style:list-level-properties text:space-before="24.01mm" text:min-label-width="3mm"/>
        <style:text-properties style:font-name="StarSymbol"/>
      </text:list-level-style-bullet>
      <text:list-level-style-bullet text:level="10" text:style-name="Numbering_20_Symbols" text:bullet-char="–">
        <style:list-level-properties text:space-before="27mm" text:min-label-width="3mm"/>
        <style:text-properties style:font-name="StarSymbol"/>
      </text:list-level-style-bullet>
    </text:list-style>
    <text:list-style style:name="List_20_3" style:display-name="List 3">
      <text:list-level-style-bullet text:level="1" text:style-name="Numbering_20_Symbols" text:bullet-char="☑">
        <style:list-level-properties text:min-label-width="3.95mm"/>
        <style:text-properties style:font-name="StarSymbol"/>
      </text:list-level-style-bullet>
      <text:list-level-style-bullet text:level="2" text:style-name="Numbering_20_Symbols" text:bullet-char="□">
        <style:list-level-properties text:space-before="3.95mm" text:min-label-width="3.95mm"/>
        <style:text-properties style:font-name="StarSymbol"/>
      </text:list-level-style-bullet>
      <text:list-level-style-bullet text:level="3" text:style-name="Numbering_20_Symbols" text:bullet-char="☑">
        <style:list-level-properties text:min-label-width="3.95mm"/>
        <style:text-properties style:font-name="StarSymbol"/>
      </text:list-level-style-bullet>
      <text:list-level-style-bullet text:level="4" text:style-name="Numbering_20_Symbols" text:bullet-char="□">
        <style:list-level-properties text:space-before="3.95mm" text:min-label-width="3.95mm"/>
        <style:text-properties style:font-name="StarSymbol"/>
      </text:list-level-style-bullet>
      <text:list-level-style-bullet text:level="5" text:style-name="Numbering_20_Symbols" text:bullet-char="☑">
        <style:list-level-properties text:min-label-width="3.95mm"/>
        <style:text-properties style:font-name="StarSymbol"/>
      </text:list-level-style-bullet>
      <text:list-level-style-bullet text:level="6" text:style-name="Numbering_20_Symbols" text:bullet-char="□">
        <style:list-level-properties text:space-before="3.95mm" text:min-label-width="3.95mm"/>
        <style:text-properties style:font-name="StarSymbol"/>
      </text:list-level-style-bullet>
      <text:list-level-style-bullet text:level="7" text:style-name="Numbering_20_Symbols" text:bullet-char="☑">
        <style:list-level-properties text:min-label-width="3.95mm"/>
        <style:text-properties style:font-name="StarSymbol"/>
      </text:list-level-style-bullet>
      <text:list-level-style-bullet text:level="8" text:style-name="Numbering_20_Symbols" text:bullet-char="□">
        <style:list-level-properties text:space-before="3.95mm" text:min-label-width="3.95mm"/>
        <style:text-properties style:font-name="StarSymbol"/>
      </text:list-level-style-bullet>
      <text:list-level-style-bullet text:level="9" text:style-name="Numbering_20_Symbols" text:bullet-char="☑">
        <style:list-level-properties text:min-label-width="3.95mm"/>
        <style:text-properties style:font-name="StarSymbol"/>
      </text:list-level-style-bullet>
      <text:list-level-style-bullet text:level="10" text:style-name="Numbering_20_Symbols" text:bullet-char="□">
        <style:list-level-properties text:space-before="3.95mm" text:min-label-width="3.95mm"/>
        <style:text-properties style:font-name="StarSymbol"/>
      </text:list-level-style-bullet>
    </text:list-style>
    <text:list-style style:name="List_20_4" style:display-name="List 4">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5" style:display-name="List 5">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6.35mm" text:min-label-width="6.35mm" text:min-label-distance="1.27mm"/>
      </text:list-level-style-number>
      <text:list-level-style-number text:level="2" text:style-name="Numbering_20_Symbols" style:num-prefix=" " style:num-suffix=" " style:num-format="1" text:display-levels="2">
        <style:list-level-properties text:space-before="12.7mm" text:min-label-width="6.35mm" text:min-label-distance="1.27mm"/>
      </text:list-level-style-number>
      <text:list-level-style-number text:level="3" text:style-name="Numbering_20_Symbols" style:num-prefix=" " style:num-suffix=" " style:num-format="1" text:display-levels="3">
        <style:list-level-properties text:space-before="19.05mm" text:min-label-width="6.35mm" text:min-label-distance="1.27mm"/>
      </text:list-level-style-number>
      <text:list-level-style-number text:level="4" text:style-name="Numbering_20_Symbols" style:num-prefix=" " style:num-suffix=" " style:num-format="1" text:display-levels="4">
        <style:list-level-properties text:space-before="25.4mm" text:min-label-width="6.35mm" text:min-label-distance="1.27mm"/>
      </text:list-level-style-number>
      <text:list-level-style-number text:level="5" text:style-name="Numbering_20_Symbols" style:num-prefix=" " style:num-suffix=" " style:num-format="1" text:display-levels="5">
        <style:list-level-properties text:space-before="31.75mm" text:min-label-width="6.35mm" text:min-label-distance="1.27mm"/>
      </text:list-level-style-number>
      <text:list-level-style-number text:level="6" text:style-name="Numbering_20_Symbols" style:num-prefix=" " style:num-suffix=" " style:num-format="1" text:display-levels="6">
        <style:list-level-properties text:space-before="38.1mm" text:min-label-width="6.35mm" text:min-label-distance="1.27mm"/>
      </text:list-level-style-number>
      <text:list-level-style-number text:level="7" text:style-name="Numbering_20_Symbols" style:num-prefix=" " style:num-suffix=" " style:num-format="1" text:display-levels="7">
        <style:list-level-properties text:space-before="44.45mm" text:min-label-width="6.35mm" text:min-label-distance="1.27mm"/>
      </text:list-level-style-number>
      <text:list-level-style-number text:level="8" text:style-name="Numbering_20_Symbols" style:num-prefix=" " style:num-suffix=" " style:num-format="1" text:display-levels="8">
        <style:list-level-properties text:space-before="50.8mm" text:min-label-width="6.35mm" text:min-label-distance="1.27mm"/>
      </text:list-level-style-number>
      <text:list-level-style-number text:level="9" text:style-name="Numbering_20_Symbols" style:num-prefix=" " style:num-suffix=" " style:num-format="1" text:display-levels="9">
        <style:list-level-properties text:space-before="57.15mm" text:min-label-width="6.35mm" text:min-label-distance="1.27mm"/>
      </text:list-level-style-number>
      <text:list-level-style-number text:level="10" text:style-name="Numbering_20_Symbols" style:num-prefix=" " style:num-suffix=" " style:num-format="1" text:display-levels="10">
        <style:list-level-properties text:space-before="63.5mm" text:min-label-width="6.35mm" text:min-label-distance="1.27mm"/>
      </text:list-level-style-number>
    </text:list-style>
    <text:list-style style:name="Bullets_20_-_20_round" style:display-name="Bullets - round">
      <text:list-level-style-bullet text:level="1" text:style-name="Bullet_20_Symbols" text:bullet-char="•">
        <style:list-level-properties text:space-before="6.35mm" text:min-label-width="5.08mm"/>
        <style:text-properties style:font-name="StarSymbol"/>
      </text:list-level-style-bullet>
      <text:list-level-style-bullet text:level="2" text:style-name="Bullet_20_Symbols" text:bullet-char="•">
        <style:list-level-properties text:space-before="12.7mm" text:min-label-width="5.08mm"/>
        <style:text-properties style:font-name="StarSymbol"/>
      </text:list-level-style-bullet>
      <text:list-level-style-bullet text:level="3" text:style-name="Bullet_20_Symbols" text:bullet-char="•">
        <style:list-level-properties text:space-before="19.05mm" text:min-label-width="5.08mm"/>
        <style:text-properties style:font-name="StarSymbol"/>
      </text:list-level-style-bullet>
      <text:list-level-style-bullet text:level="4" text:style-name="Bullet_20_Symbols" text:bullet-char="•">
        <style:list-level-properties text:space-before="25.4mm" text:min-label-width="5.08mm"/>
        <style:text-properties style:font-name="StarSymbol"/>
      </text:list-level-style-bullet>
      <text:list-level-style-bullet text:level="5" text:style-name="Bullet_20_Symbols" text:bullet-char="•">
        <style:list-level-properties text:space-before="31.75mm" text:min-label-width="5.08mm"/>
        <style:text-properties style:font-name="StarSymbol"/>
      </text:list-level-style-bullet>
      <text:list-level-style-bullet text:level="6" text:style-name="Bullet_20_Symbols" text:bullet-char="•">
        <style:list-level-properties text:space-before="38.1mm" text:min-label-width="5.08mm"/>
        <style:text-properties style:font-name="StarSymbol"/>
      </text:list-level-style-bullet>
      <text:list-level-style-bullet text:level="7" text:style-name="Bullet_20_Symbols" text:bullet-char="•">
        <style:list-level-properties text:space-before="44.45mm" text:min-label-width="5.08mm"/>
        <style:text-properties style:font-name="StarSymbol"/>
      </text:list-level-style-bullet>
      <text:list-level-style-bullet text:level="8" text:style-name="Bullet_20_Symbols" text:bullet-char="•">
        <style:list-level-properties text:space-before="50.8mm" text:min-label-width="5.08mm"/>
        <style:text-properties style:font-name="StarSymbol"/>
      </text:list-level-style-bullet>
      <text:list-level-style-bullet text:level="9" text:style-name="Bullet_20_Symbols" text:bullet-char="•">
        <style:list-level-properties text:space-before="57.15mm" text:min-label-width="5.08mm"/>
        <style:text-properties style:font-name="StarSymbol"/>
      </text:list-level-style-bullet>
      <text:list-level-style-bullet text:level="10" text:style-name="Bullet_20_Symbols" text:bullet-char="•">
        <style:list-level-properties text:space-before="63.5mm" text:min-label-width="5.08mm"/>
        <style:text-properties style:font-name="StarSymbol"/>
      </text:list-level-style-bullet>
    </text:list-style>
    <text:list-style style:name="Bullets_20_-_20_diamonds" style:display-name="Bullets - diamonds">
      <text:list-level-style-bullet text:level="1" text:style-name="Bullet_20_Symbols" text:bullet-char="">
        <style:list-level-properties text:space-before="5.08mm" text:min-label-width="5.08mm"/>
        <style:text-properties style:font-name="StarSymbol"/>
      </text:list-level-style-bullet>
      <text:list-level-style-bullet text:level="2" text:style-name="Bullet_20_Symbols" text:bullet-char="">
        <style:list-level-properties text:space-before="10.16mm" text:min-label-width="5.08mm"/>
        <style:text-properties style:font-name="StarSymbol"/>
      </text:list-level-style-bullet>
      <text:list-level-style-bullet text:level="3" text:style-name="Bullet_20_Symbols" text:bullet-char="">
        <style:list-level-properties text:space-before="15.24mm" text:min-label-width="5.08mm"/>
        <style:text-properties style:font-name="StarSymbol"/>
      </text:list-level-style-bullet>
      <text:list-level-style-bullet text:level="4" text:style-name="Bullet_20_Symbols" text:bullet-char="">
        <style:list-level-properties text:space-before="20.32mm" text:min-label-width="5.08mm"/>
        <style:text-properties style:font-name="StarSymbol"/>
      </text:list-level-style-bullet>
      <text:list-level-style-bullet text:level="5" text:style-name="Bullet_20_Symbols" text:bullet-char="">
        <style:list-level-properties text:space-before="25.4mm" text:min-label-width="5.08mm"/>
        <style:text-properties style:font-name="StarSymbol"/>
      </text:list-level-style-bullet>
      <text:list-level-style-bullet text:level="6" text:style-name="Bullet_20_Symbols" text:bullet-char="">
        <style:list-level-properties text:space-before="30.48mm" text:min-label-width="5.08mm"/>
        <style:text-properties style:font-name="StarSymbol"/>
      </text:list-level-style-bullet>
      <text:list-level-style-bullet text:level="7" text:style-name="Bullet_20_Symbols" text:bullet-char="">
        <style:list-level-properties text:space-before="35.56mm" text:min-label-width="5.08mm"/>
        <style:text-properties style:font-name="StarSymbol"/>
      </text:list-level-style-bullet>
      <text:list-level-style-bullet text:level="8" text:style-name="Bullet_20_Symbols" text:bullet-char="">
        <style:list-level-properties text:space-before="40.64mm" text:min-label-width="5.08mm"/>
        <style:text-properties style:font-name="StarSymbol"/>
      </text:list-level-style-bullet>
      <text:list-level-style-bullet text:level="9" text:style-name="Bullet_20_Symbols" text:bullet-char="">
        <style:list-level-properties text:space-before="45.72mm" text:min-label-width="5.08mm"/>
        <style:text-properties style:font-name="StarSymbol"/>
      </text:list-level-style-bullet>
      <text:list-level-style-bullet text:level="10" text:style-name="Bullet_20_Symbols" text:bullet-char="">
        <style:list-level-properties text:space-before="50.8mm" text:min-label-width="5.08mm"/>
        <style:text-properties style:font-name="StarSymbol"/>
      </text:list-level-style-bullet>
    </text:list-style>
    <text:list-style style:name="Hierarchical_20_-_20_1_2c__20_a_2c__20_i_2c__20_etc." style:display-name="Hierarchical - 1, a, i, etc.">
      <text:list-level-style-number text:level="1" text:style-name="Numbering_20_Symbols" style:num-suffix="." style:num-format="1">
        <style:list-level-properties text:list-level-position-and-space-mode="label-alignment" fo:text-align="center">
          <style:list-level-label-alignment text:label-followed-by="space" fo:text-indent="-2.54mm" fo:margin-left="12.7mm"/>
        </style:list-level-properties>
      </text:list-level-style-number>
      <text:list-level-style-number text:level="2" text:style-name="Numbering_20_Symbols" style:num-suffix=")" style:num-format="a">
        <style:list-level-properties text:list-level-position-and-space-mode="label-alignment" fo:text-align="center">
          <style:list-level-label-alignment text:label-followed-by="space" fo:text-indent="-2.54mm" fo:margin-left="17.78mm"/>
        </style:list-level-properties>
      </text:list-level-style-number>
      <text:list-level-style-number text:level="3" text:style-name="Numbering_20_Symbols" style:num-suffix="." style:num-format="i">
        <style:list-level-properties text:list-level-position-and-space-mode="label-alignment" fo:text-align="center">
          <style:list-level-label-alignment text:label-followed-by="space" fo:text-indent="-2.54mm" fo:margin-left="22.86mm"/>
        </style:list-level-properties>
      </text:list-level-style-number>
      <text:list-level-style-number text:level="4" text:style-name="Numbering_20_Symbols" style:num-suffix="." style:num-format="A">
        <style:list-level-properties text:list-level-position-and-space-mode="label-alignment" fo:text-align="center">
          <style:list-level-label-alignment text:label-followed-by="space" fo:text-indent="-2.54mm" fo:margin-left="27.94mm"/>
        </style:list-level-properties>
      </text:list-level-style-number>
      <text:list-level-style-number text:level="5" text:style-name="Numbering_20_Symbols" style:num-suffix="." style:num-format="I">
        <style:list-level-properties text:list-level-position-and-space-mode="label-alignment" fo:text-align="center">
          <style:list-level-label-alignment text:label-followed-by="space" fo:text-indent="-2.54mm" fo:margin-left="33.02mm"/>
        </style:list-level-properties>
      </text:list-level-style-number>
      <text:list-level-style-number text:level="6" text:style-name="Numbering_20_Symbols" style:num-suffix="." style:num-format="1">
        <style:list-level-properties text:list-level-position-and-space-mode="label-alignment" fo:text-align="center">
          <style:list-level-label-alignment text:label-followed-by="space" fo:text-indent="-2.54mm" fo:margin-left="38.1mm"/>
        </style:list-level-properties>
      </text:list-level-style-number>
      <text:list-level-style-number text:level="7" text:style-name="Numbering_20_Symbols" style:num-suffix="." style:num-format="a">
        <style:list-level-properties text:list-level-position-and-space-mode="label-alignment" fo:text-align="center">
          <style:list-level-label-alignment text:label-followed-by="space" fo:text-indent="-2.54mm" fo:margin-left="43.18mm"/>
        </style:list-level-properties>
      </text:list-level-style-number>
      <text:list-level-style-number text:level="8" text:style-name="Numbering_20_Symbols" style:num-suffix="." style:num-format="i">
        <style:list-level-properties text:list-level-position-and-space-mode="label-alignment" fo:text-align="center">
          <style:list-level-label-alignment text:label-followed-by="space" fo:text-indent="-2.54mm" fo:margin-left="48.26mm"/>
        </style:list-level-properties>
      </text:list-level-style-number>
      <text:list-level-style-number text:level="9" text:style-name="Numbering_20_Symbols" style:num-suffix="." style:num-format="A">
        <style:list-level-properties text:list-level-position-and-space-mode="label-alignment" fo:text-align="center">
          <style:list-level-label-alignment text:label-followed-by="space" fo:text-indent="-2.54mm" fo:margin-left="53.34mm"/>
        </style:list-level-properties>
      </text:list-level-style-number>
      <text:list-level-style-number text:level="10" text:style-name="Numbering_20_Symbols" style:num-suffix="." style:num-format="I">
        <style:list-level-properties text:list-level-position-and-space-mode="label-alignment" fo:text-align="center">
          <style:list-level-label-alignment text:label-followed-by="space" fo:text-indent="-2.54mm" fo:margin-left="58.42mm"/>
        </style:list-level-properties>
      </text:list-level-style-number>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3"/>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3"/>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3"/>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3"/>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3"/>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3"/>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8.1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43.18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7.62mm" fo:margin-left="48.26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7.62mm" fo:margin-left="63.5mm"/>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9.05mm" fo:margin-bottom="19.05mm" fo:margin-left="19.05mm" fo:margin-right="19.05mm" style:writing-mode="lr-tb" style:layout-grid-color="#c0c0c0" style:layout-grid-lines="38" style:layout-grid-base-height="6.35mm" style:layout-grid-ruby-height="0mm" style:layout-grid-mode="none" style:layout-grid-ruby-below="false" style:layout-grid-print="false" style:layout-grid-display="false" style:layout-grid-base-width="3.53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79.4mm" fo:page-height="215.9mm" style:num-format="1" style:print-orientation="landscape" fo:margin-top="12.7mm" fo:margin-bottom="12.7mm" fo:margin-left="12.7mm" fo:margin-right="12.7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5.9mm" fo:page-height="279.4mm" style:num-format="1" style:print-orientation="portrait" fo:margin-top="10mm" fo:margin-bottom="10mm" fo:margin-left="1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10">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11">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12">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_20_1_2f_2_22__20_margins" style:display-name="Landscape 1/2&quot; margins" style:page-layout-name="Mpm3"/>
    <style:master-page style:name="Portrait_20_1_2f_2_22__20_margins" style:display-name="Portrait 1/2&quot; margins" style:page-layout-name="Mpm4"/>
    <style:master-page style:name="Landscape" style:page-layout-name="Mpm5"/>
    <style:master-page style:name="Normal_5f_draw1" style:display-name="Normal_draw1" style:page-layout-name="Mpm6"/>
    <style:master-page style:name="Portrait_2c__20_3_2f_4_22__20_margins" style:display-name="Portrait, 3/4&quot; margins" style:page-layout-name="Mpm1"/>
    <style:master-page style:name="Portrait_2c__20_1_2f_2_22__20_margins" style:display-name="Portrait, 1/2&quot; margins" style:page-layout-name="Mpm4"/>
    <style:master-page style:name="Portrait_2c__20_0.3_22__20_margins" style:display-name="Portrait, 0.3&quot; margins" style:page-layout-name="Mpm7"/>
    <style:master-page style:name="Landscape_2c__20_0.3_22__20_margins" style:display-name="Landscape, 0.3&quot; margins" style:page-layout-name="Mpm8"/>
    <style:master-page style:name="Landscape_2c__20_1_2f_2_22__20_margins" style:display-name="Landscape, 1/2&quot; margins" style:page-layout-name="Mpm9"/>
    <style:master-page style:name="Landscape_2c__20_3_2f_4_22__20_margins" style:display-name="Landscape, 3/4&quot; margins" style:page-layout-name="Mpm5"/>
    <style:master-page style:name="Portrait_2c__20_1_22__20_margins" style:display-name="Portrait, 1&quot; margins" style:page-layout-name="Mpm10"/>
    <style:master-page style:name="Landscape_2c__20_1_22__20_margins" style:display-name="Landscape, 1&quot; margins" style:page-layout-name="Mpm11"/>
    <style:master-page style:name="Title_20_page_2c__20_portrait" style:display-name="Title page, portrait" style:page-layout-name="Mpm12" style:next-style-name="Standard"/>
    <style:master-page style:name="Title_20_page_2c__20_landscape" style:display-name="Title page, landscape" style:page-layout-name="Mpm1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26T10:26:21.130662429</meta:creation-date>
    <meta:editing-cycles>6</meta:editing-cycles>
    <meta:editing-duration>PT19M17S</meta:editing-duration>
    <meta:generator>OpenOffice/4.1.6$Win32 OpenOffice.org_project/416m1$Build-9790</meta:generator>
    <dc:date>2019-10-13T08:49:00.09</dc:date>
    <meta:document-statistic meta:table-count="0" meta:image-count="1" meta:object-count="9" meta:page-count="5" meta:paragraph-count="147" meta:word-count="1693" meta:character-count="10806"/>
    <meta:user-defined meta:name="Info 1"/>
    <meta:user-defined meta:name="Info 2"/>
    <meta:user-defined meta:name="Info 3"/>
    <meta:user-defined meta:name="Info 4"/>
    <meta:template xlink:type="simple" xlink:actuate="onRequest" xlink:title="Normal" xlink:href="../../doc/templates_open_office/Normal.ott" meta:date="2010-11-30T13:06:41"/>
  </office:meta>
</office:document-meta>
</file>

<file path=Object 1/content.xml><?xml version="1.0" encoding="utf-8"?>
<math xmlns="http://www.w3.org/1998/Math/MathML">
  <semantics>
    <mrow>
      <msub>
        <mo stretchy="false">θ</mo>
        <mi>i</mi>
      </msub>
      <mi mathvariant="normal">/</mi>
      <mn>2</mn>
    </mrow>
    <annotation encoding="StarMath 5.0">%theta_i/2</annotation>
  </semantics>
</math>
</file>

<file path=Object 13/Object 1/content.xml><?xml version="1.0" encoding="utf-8"?>
<math xmlns="http://www.w3.org/1998/Math/MathML">
  <semantics>
    <mfrac>
      <msub>
        <mo stretchy="false">θ</mo>
        <mi>i</mi>
      </msub>
      <mn>2</mn>
    </mfrac>
    <annotation encoding="StarMath 5.0">%theta_i over 2</annotation>
  </semantics>
</math>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none" svg:stroke-color="#000000" draw:fill="none" draw:fill-color="#ffffff" fo:min-height="0.4cm"/>
    </style:style>
    <style:style style:name="gr4" style:family="graphic" style:parent-style-name="standard">
      <style:graphic-properties draw:ole-draw-aspect="1" style:protect="size"/>
    </style:style>
    <style:style style:name="T1" style:family="text">
      <style:text-properties style:text-position="-33%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ircle draw:style-name="Dashed" draw:layer="layout" svg:width="9.618cm" svg:height="9.618cm" svg:x="2.097cm" svg:y="2.746cm" draw:kind="arc" draw:start-angle="0" draw:end-angle="180">
          <text:p/>
        </draw:circle>
        <draw:line draw:style-name="gr1" draw:layer="layout" svg:x1="1.714cm" svg:y1="7.555cm" svg:x2="12.131cm" svg:y2="7.555cm">
          <text:p/>
        </draw:line>
        <draw:circle draw:style-name="gr2" draw:layer="layout" svg:width="2.93cm" svg:height="2.93cm" svg:x="5.358cm" svg:y="1.281cm">
          <text:p/>
        </draw:circle>
        <draw:line draw:style-name="gr1" draw:layer="layout" svg:x1="6.889cm" svg:y1="2.746cm" svg:x2="6.889cm" svg:y2="7.555cm">
          <text:p/>
        </draw:line>
        <draw:line draw:style-name="gr1" draw:layer="layout" svg:x1="6.889cm" svg:y1="7.555cm" svg:x2="8.589cm" svg:y2="2.037cm">
          <text:p/>
        </draw:line>
        <draw:frame draw:style-name="gr3" draw:layer="layout" svg:width="0.26cm" svg:height="0.437cm" svg:x="1.984cm" svg:y="7.721cm">
          <draw:text-box>
            <text:p>A</text:p>
          </draw:text-box>
        </draw:frame>
        <draw:frame draw:style-name="gr3" draw:layer="layout" svg:width="0.26cm" svg:height="0.437cm" svg:x="11.619cm" svg:y="7.689cm">
          <draw:text-box>
            <text:p>B</text:p>
          </draw:text-box>
        </draw:frame>
        <draw:frame draw:style-name="gr3" draw:layer="layout" svg:width="0.307cm" svg:height="0.437cm" svg:x="6.72cm" svg:y="7.69cm">
          <draw:text-box>
            <text:p>O</text:p>
          </draw:text-box>
        </draw:frame>
        <draw:frame draw:style-name="gr3" draw:layer="layout" svg:width="0.26cm" svg:height="0.437cm" svg:x="6.706cm" svg:y="2.295cm">
          <draw:text-box>
            <text:p>E</text:p>
          </draw:text-box>
        </draw:frame>
        <draw:frame draw:style-name="gr3" draw:layer="layout" svg:width="0.239cm" svg:height="0.437cm" svg:x="8.299cm" svg:y="3.095cm">
          <draw:text-box>
            <text:p>F</text:p>
          </draw:text-box>
        </draw:frame>
        <draw:frame draw:style-name="gr3" draw:layer="layout" svg:width="0.307cm" svg:height="0.437cm" svg:x="5.051cm" svg:y="3.096cm">
          <draw:text-box>
            <text:p>G</text:p>
          </draw:text-box>
        </draw:frame>
        <draw:frame draw:style-name="gr3" draw:layer="layout" svg:width="0.281cm" svg:height="0.437cm" svg:x="10.693cm" svg:y="4.029cm">
          <draw:text-box>
            <text:p>C</text:p>
          </draw:text-box>
        </draw:frame>
        <draw:frame draw:style-name="gr3" draw:layer="layout" svg:width="0.244cm" svg:height="0.529cm" svg:x="7.825cm" svg:y="1.181cm">
          <draw:text-box>
            <text:p>c<text:span text:style-name="T1">i</text:span></text:p>
          </draw:text-box>
        </draw:frame>
        <draw:line draw:style-name="gr1" draw:layer="layout" svg:x1="6.889cm" svg:y1="2.746cm" svg:x2="8.227cm" svg:y2="3.132cm">
          <text:p/>
        </draw:line>
        <draw:line draw:style-name="gr1" draw:layer="layout" svg:x1="8.062cm" svg:y1="3.09cm" svg:x2="8.011cm" svg:y2="3.245cm">
          <text:p/>
        </draw:line>
        <draw:line draw:style-name="gr1" draw:layer="layout" svg:x1="8.011cm" svg:y1="3.245cm" svg:x2="8.175cm" svg:y2="3.287cm">
          <text:p/>
        </draw:line>
        <draw:frame draw:style-name="gr4" draw:layer="layout" svg:width="0.366cm" svg:height="0.944cm" svg:x="6.941cm" svg:y="5.513cm">
          <draw:object xlink:href="./Object 1" xlink:type="simple" xlink:show="embed" xlink:actuate="onLoad"/>
          <draw:image xlink:href="./ObjectReplacements/Object 1" xlink:type="simple" xlink:show="embed" xlink:actuate="onLoad"/>
        </draw:frame>
        <draw:frame draw:style-name="gr3" draw:layer="layout" svg:width="0.281cm" svg:height="0.437cm" svg:x="5.913cm" svg:y="1.051cm">
          <draw:text-box>
            <text:p>H</text:p>
          </draw:text-box>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25cm" svg:stroke-color="#000000" draw:marker-start-width="0.33cm" draw:marker-start-center="false" draw:marker-end-width="0.33cm" draw:marker-end-center="false" draw:fill="solid" draw:fill-color="#99ccff" draw:fill-gradient-name="Gradient_20_7" draw:fill-hatch-name="Hatch_20_1" draw:fill-image-name="Bitmape_20_1"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standard">
      <style:graphic-properties draw:fill-color="#000000" draw:fill-image-width="0cm" draw:fill-image-height="0cm" draw:textarea-horizontal-align="center" draw:textarea-vertical-align="middle"/>
    </style:style>
    <style:style style:name="Big" style:family="graphic" style:parent-style-name="standard">
      <style:graphic-properties svg:stroke-width="0.051cm" svg:stroke-color="#800080" draw:marker-start-width="0.381cm" draw:marker-end-width="0.381cm" draw:fill-image-width="0cm" draw:fill-image-height="0cm" draw:textarea-horizontal-align="center" draw:textarea-vertical-align="middle"/>
    </style:style>
    <style:style style:name="Dashed" style:family="graphic" style:parent-style-name="standard">
      <style:graphic-properties draw:stroke="dash" draw:stroke-dash="Fine_20_Dashed_20__28_var_29_" draw:textarea-horizontal-align="center" draw:textarea-vertical-align="middl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4/content.xml><?xml version="1.0" encoding="utf-8"?>
<math xmlns="http://www.w3.org/1998/Math/MathML">
  <semantics>
    <msub>
      <mi>c</mi>
      <mi>i</mi>
    </msub>
    <annotation encoding="StarMath 5.0">c_i</annotation>
  </semantics>
</math>
</file>

<file path=Object 15/content.xml><?xml version="1.0" encoding="utf-8"?>
<math xmlns="http://www.w3.org/1998/Math/MathML">
  <semantics>
    <msub>
      <mi>c</mi>
      <mi>i</mi>
    </msub>
    <annotation encoding="StarMath 5.0">c_i</annotation>
  </semantics>
</math>
</file>

<file path=Object 16/content.xml><?xml version="1.0" encoding="utf-8"?>
<math xmlns="http://www.w3.org/1998/Math/MathML">
  <semantics>
    <mrow>
      <mtext>EF</mtext>
      <mrow>
        <mi/>
        <mi mathvariant="normal">=</mi>
        <mi/>
      </mrow>
      <msub>
        <mi>r</mi>
        <mi>i</mi>
      </msub>
    </mrow>
    <annotation encoding="StarMath 5.0">"EF" `=` r_i</annotation>
  </semantics>
</math>
</file>

<file path=Object 18/content.xml><?xml version="1.0" encoding="utf-8"?>
<math xmlns="http://www.w3.org/1998/Math/MathML">
  <semantics>
    <mrow>
      <msub>
        <mo stretchy="false">θ</mo>
        <mi>i</mi>
      </msub>
      <mrow>
        <mi/>
        <mi mathvariant="normal">=</mi>
        <mi/>
      </mrow>
      <mn>2</mn>
      <msup>
        <mi>tan</mi>
        <mrow>
          <mi mathvariant="normal">−</mi>
          <mn>1</mn>
        </mrow>
      </msup>
      <mfrac>
        <mn>1</mn>
        <msqrt>
          <mrow>
            <msup>
              <mfenced open="" close="">
                <mfrac>
                  <mi>R</mi>
                  <msub>
                    <mi>r</mi>
                    <mi>i</mi>
                  </msub>
                </mfrac>
              </mfenced>
              <mn>2</mn>
            </msup>
            <mi mathvariant="normal">−</mi>
            <mn>1</mn>
          </mrow>
        </msqrt>
      </mfrac>
    </mrow>
    <annotation encoding="StarMath 5.0">%theta_i `=` 2 tan^{-1} 1 over sqrt{ left ( R over r_i right )^2 - 1}</annotation>
  </semantics>
</math>
</file>

<file path=Object 2/content.xml><?xml version="1.0" encoding="utf-8"?>
<math xmlns="http://www.w3.org/1998/Math/MathML">
  <semantics>
    <mrow>
      <msub>
        <mo stretchy="false">θ</mo>
        <mrow>
          <mi>i</mi>
          <mo stretchy="false">+</mo>
          <mn>1</mn>
        </mrow>
      </msub>
      <mi mathvariant="normal">/</mi>
      <mn>2</mn>
    </mrow>
    <annotation encoding="StarMath 5.0">%theta_{i+1}/2</annotation>
  </semantics>
</math>
</file>

<file path=Object 23/content.xml><?xml version="1.0" encoding="utf-8"?>
<math xmlns="http://www.w3.org/1998/Math/MathML">
  <semantics>
    <mfrac>
      <msub>
        <mo stretchy="false">θ</mo>
        <mi>i</mi>
      </msub>
      <mn>2</mn>
    </mfrac>
    <annotation encoding="StarMath 5.0">%theta_i over 2</annotation>
  </semantics>
</math>
</file>

<file path=Object 3/content.xml><?xml version="1.0" encoding="utf-8"?>
<math xmlns="http://www.w3.org/1998/Math/MathML">
  <semantics>
    <mrow>
      <mrow>
        <msub>
          <mo stretchy="false">θ</mo>
          <mi>i</mi>
        </msub>
        <mi mathvariant="normal">/</mi>
        <mn>2</mn>
      </mrow>
      <mrow>
        <mi/>
        <mo stretchy="false">+</mo>
        <mi/>
      </mrow>
      <msub>
        <mo stretchy="false">θ</mo>
        <mrow>
          <mi>i</mi>
          <mo stretchy="false">+</mo>
          <mn>1</mn>
        </mrow>
      </msub>
      <mrow>
        <mi/>
        <mo stretchy="false">+</mo>
        <mi/>
      </mrow>
      <mo stretchy="false">φ</mo>
    </mrow>
    <annotation encoding="StarMath 5.0">%theta_i/2 `+` %theta_{i+1} `+` %phi</annotation>
  </semantics>
</math>
</file>